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0e385f" officeooo:paragraph-rsid="00010b6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fa7ad" officeooo:paragraph-rsid="00010b6d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fa7ad" officeooo:paragraph-rsid="00010b6d"/>
    </style:style>
    <style:style style:name="T1" style:family="text">
      <style:text-properties officeooo:rsid="0001266b"/>
    </style:style>
    <style:style style:name="T2" style:family="text">
      <style:text-properties officeooo:rsid="0001e2e0"/>
    </style:style>
    <style:style style:name="T3" style:family="text">
      <style:text-properties style:font-name="Arial"/>
    </style:style>
    <style:style style:name="T4" style:family="text">
      <style:text-properties officeooo:rsid="000461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de gerenciamento de uma biblioteca</text:p>
      <text:p text:style-name="P1"/>
      <text:p text:style-name="P1">* Usu<text:span text:style-name="T2">á</text:span>rios <text:span text:style-name="T1">e </text:span>Clientes</text:p>
      <text:p text:style-name="P1">* Livros <text:span text:style-name="T2">e </text:span>Acervo</text:p>
      <text:p text:style-name="P1">* Empr<text:span text:style-name="T2">é</text:span>stimo<text:span text:style-name="T2">s</text:span> <text:span text:style-name="T1">e Reservas</text:span></text:p>
      <text:p text:style-name="P1"/>
      <text:p text:style-name="P1"/>
      <text:p text:style-name="P2"><text:tab/>O presente <text:span text:style-name="T4">t</text:span>rabalho mostra como será desenvolvido um sistema para o gerenciamento de uma biblioteca, onde será possível realizar diversas ações para o gerenciamento do estabelecimento.</text:p>
      <text:p text:style-name="P3"><text:span text:style-name="T3"><text:tab/>O sistema permitirá com que sejam realizadas as principais ações necessárias para seu funcionamento apresentando: uma opção de listar todos os títulos cadastrados, busca por autor, gênero, ISBN, reserva de livro, empréstimos e devoluções. Também será possível cadastrar clientes, remover, verificar um histórico de retiradas, ver quais livros ele tem emprestado no momento, se está atrasado, um cadastro de usuários do sistema, e a possibilidade de realizar empréstimos e reservas, bem como devolu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9:47:24.235000000</meta:creation-date>
    <dc:date>2019-02-25T19:57:45.182000000</dc:date>
    <meta:editing-duration>PT33M7S</meta:editing-duration>
    <meta:editing-cycles>4</meta:editing-cycles>
    <meta:generator>LibreOffice/5.0.4.2$Windows_X86_64 LibreOffice_project/2b9802c1994aa0b7dc6079e128979269cf95bc78</meta:generator>
    <meta:document-statistic meta:table-count="0" meta:image-count="0" meta:object-count="0" meta:page-count="1" meta:paragraph-count="6" meta:word-count="117" meta:character-count="792" meta:non-whitespace-character-count="679"/>
  </office:meta>
</office:document-meta>
</file>